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FS Neohellenic" svg:font-family="'GFS Neohellenic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3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GFS Neohellenic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FS Neohellenic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4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Unit Power</text:p>
          </table:table-cell>
          <table:table-cell/>
          <table:table-cell office:value-type="string" calcext:value-type="string">
            <text:p>HectoMeters</text:p>
          </table:table-cell>
          <table:table-cell office:value-type="string" calcext:value-type="string">
            <text:p>Speed (Km/H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737-10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07" calcext:value-type="float">
            <text:p>20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([.G6]*2*[.I6])/[.F6])*1.4" office:value-type="float" office:value="307.542857142857" calcext:value-type="float">
            <text:p>307,54285714285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5" office:value-type="string" calcext:value-type="string">
            <text:p>737-40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2" calcext:value-type="float">
            <text:p>28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([.G7]*2*[.I7])/[.F7])*1.4" office:value-type="float" office:value="301.905882352941" calcext:value-type="float">
            <text:p>301,905882352941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737-5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([.G8]*2*[.I8])/[.F8])*1.4" office:value-type="float" office:value="308" calcext:value-type="float">
            <text:p>308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style-name="ce5" office:value-type="string" calcext:value-type="string">
            <text:p>737-60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12" calcext:value-type="float">
            <text:p>31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([.G9]*2*[.I9])/[.F9])*1.4" office:value-type="float" office:value="304.436363636364" calcext:value-type="float">
            <text:p>304,436363636364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/>
          <table:table-cell table:style-name="ce5" office:value-type="string" calcext:value-type="string">
            <text:p>737-70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22" calcext:value-type="float">
            <text:p>32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([.G10]*2*[.I10])/[.F10])*1.4" office:value-type="float" office:value="309.12" calcext:value-type="float">
            <text:p>309,12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737-700ER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40" calcext:value-type="float">
            <text:p>34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([.G11]*2*[.I11])/[.F11])*1.4" office:value-type="float" office:value="309.090909090909" calcext:value-type="float">
            <text:p>309,090909090909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737-80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40" calcext:value-type="float">
            <text:p>34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([.G12]*2*[.I12])/[.F12])*1.4" office:value-type="float" office:value="301.26582278481" calcext:value-type="float">
            <text:p>301,26582278481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737-900ER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50" calcext:value-type="float">
            <text:p>35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G13]*2*[.I13])/[.F13])*1.4" office:value-type="float" office:value="311.294117647059" calcext:value-type="float">
            <text:p>311,294117647059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FS Neohellenic" svg:font-family="'GFS Neohellenic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08:39:32.1474104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r Yellow</meta:initial-creator>
    <meta:creation-date>2022-02-03T17:09:23.407878520</meta:creation-date>
    <dc:date>2022-02-04T09:27:31.978007749</dc:date>
    <meta:editing-duration>PT1H16M8S</meta:editing-duration>
    <meta:editing-cycles>4</meta:editing-cycles>
    <meta:generator>LibreOffice/7.2.5.2$Linux_X86_64 LibreOffice_project/20$Build-2</meta:generator>
    <meta:document-statistic meta:table-count="1" meta:cell-count="50" meta:object-count="0"/>
  </office:meta>
</office:document-meta>
</file>